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atin Modern Roman" svg:font-family="'Latin Modern Roman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2cm" fo:min-width="0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Dash" svg:stroke-color="#2a6099" svg:stroke-linecap="butt" draw:fill="none" draw:textarea-vertical-align="middle"/>
    </style:style>
    <style:style style:name="gr4" style:family="graphic" style:parent-style-name="objectwithoutfill">
      <style:graphic-properties draw:stroke="dash" draw:stroke-dash="Dot_20__28_Rounded_29_" svg:stroke-color="#2a6099" svg:stroke-linecap="round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start="Dimension_20_Lines" draw:marker-start-width="0.2cm" draw:marker-end="Dimension_20_Lines" draw:marker-end-width="0.2cm" draw:stroke-linejoin="round" svg:stroke-linecap="square" draw:fill="none" draw:textarea-vertical-align="middle"/>
    </style:style>
    <style:style style:name="P1" style:family="paragraph">
      <style:text-properties fo:color="#2a6099" loext:opacity="100%"/>
    </style:style>
    <style:style style:name="P2" style:family="paragraph">
      <loext:graphic-properties draw:fill="none" draw:fill-color="#ffffff"/>
      <style:text-properties fo:color="#2a6099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621cm" svg:height="0.852cm" svg:x="5.32cm" svg:y="3.05cm">
          <draw:text-box draw:corner-radius="0.25cm">
            <text:p text:style-name="P1">.</text:p>
          </draw:text-box>
        </draw:frame>
        <draw:polygon draw:style-name="gr2" draw:text-style-name="P3" draw:layer="layout" svg:width="6.499cm" svg:height="3.249cm" svg:x="0.5cm" svg:y="0.5cm" svg:viewBox="0 0 6500 3250" draw:points="0,3250 6500,3250 5000,0">
          <text:p/>
        </draw:polygon>
        <draw:line draw:style-name="gr3" draw:text-style-name="P4" draw:layer="layout" svg:x1="5.5cm" svg:y1="0.5cm" svg:x2="5.5cm" svg:y2="3.75cm">
          <text:p/>
        </draw:line>
        <draw:line draw:style-name="gr4" draw:text-style-name="P4" draw:layer="layout" svg:x1="5.5cm" svg:y1="3.5cm" svg:x2="5.75cm" svg:y2="3.5cm">
          <text:p/>
        </draw:line>
        <draw:line draw:style-name="gr4" draw:text-style-name="P4" draw:layer="layout" svg:x1="5.75cm" svg:y1="3.75cm" svg:x2="5.75cm" svg:y2="3.5cm">
          <text:p/>
        </draw:line>
        <draw:frame draw:style-name="gr5" draw:text-style-name="P3" draw:layer="layout" svg:width="0.531cm" svg:height="0.491cm" svg:x="0.007cm" svg:y="3.4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497cm" svg:height="0.491cm" svg:x="7.008cm" svg:y="3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519cm" svg:height="0.491cm" svg:x="5.309cm" svg:y="0.0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0.54cm" svg:height="0.491cm" svg:x="5.21cm" svg:y="3.8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477cm" svg:height="0.491cm" svg:x="5.01cm" svg:y="2.00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465cm" svg:height="0.491cm" svg:x="6.211cm" svg:y="1.60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3" draw:layer="layout" svg:width="0.477cm" svg:height="0.491cm" svg:x="2.712cm" svg:y="1.6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4" draw:layer="layout" svg:x1="0.5cm" svg:y1="4cm" svg:x2="5.25cm" svg:y2="4cm">
          <text:p/>
        </draw:line>
        <draw:line draw:style-name="gr6" draw:text-style-name="P4" draw:layer="layout" svg:x1="5.75cm" svg:y1="4cm" svg:x2="6.95cm" svg:y2="4cm">
          <text:p/>
        </draw:line>
        <draw:frame draw:style-name="gr5" draw:text-style-name="P3" draw:layer="layout" svg:width="0.621cm" svg:height="0.491cm" svg:x="2.713cm" svg:y="3.9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3" draw:layer="layout" svg:width="0.477cm" svg:height="0.491cm" svg:x="6.014cm" svg:y="3.90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6" draw:text-style-name="P4" draw:layer="layout" svg:x1="0.5cm" svg:y1="4.4cm" svg:x2="6.95cm" svg:y2="4.4cm">
          <text:p/>
        </draw:line>
        <draw:frame draw:style-name="gr5" draw:text-style-name="P3" draw:layer="layout" svg:width="0.447cm" svg:height="0.491cm" svg:x="3.814cm" svg:y="4.40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atin Modern Roman" svg:font-family="'Latin Modern Roman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atin Modern Roman" fo:font-family="'Latin Modern Roman'" style:font-style-name="10 Regular" style:font-pitch="variable" fo:font-size="12pt" fo:text-shadow="none" style:text-underline-style="none" style:letter-kerning="true" style:font-name-asian="DejaVu Sans1" style:font-family-asian="'DejaVu Sans'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10 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atin Modern Roman" fo:font-family="'Latin Modern Roman'" style:font-style-name="10 Regular" style:font-pitch="variable" fo:font-size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4T08:17:06.918934232</meta:creation-date>
    <dc:date>2024-02-24T09:17:12.430434913</dc:date>
    <meta:editing-duration>PT39M10S</meta:editing-duration>
    <meta:editing-cycles>8</meta:editing-cycles>
    <meta:generator>LibreOffice/7.3.7.2$Linux_X86_64 LibreOffice_project/3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style mathcolor="#2A6099">
      <mi>c</mi>
    </mstyle>
    <annotation encoding="StarMath 5.0">color rgb 42 96 153 {c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style mathcolor="#2A6099">
      <mi>h</mi>
    </mstyle>
    <annotation encoding="StarMath 5.0">color rgb 42 96 153 {h}</annotation>
  </semantics>
</math>
</file>

<file path=Object 6/content.xml><?xml version="1.0" encoding="utf-8"?>
<math xmlns="http://www.w3.org/1998/Math/MathML" display="block">
  <semantics>
    <mstyle mathcolor="#2A6099">
      <mi>a</mi>
    </mstyle>
    <annotation encoding="StarMath 5.0">color rgb 42 96 153 {a}</annotation>
  </semantics>
</math>
</file>

<file path=Object 7/content.xml><?xml version="1.0" encoding="utf-8"?>
<math xmlns="http://www.w3.org/1998/Math/MathML" display="block">
  <semantics>
    <mstyle mathcolor="#2A6099">
      <mi>b</mi>
    </mstyle>
    <annotation encoding="StarMath 5.0">color rgb 42 96 153 {b}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